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ListParagraph" style:list-style-name="LFO1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ListParagraph" style:list-style-name="LFO1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P7" style:parent-style-name="ListParagraph" style:list-style-name="LFO1" style:family="paragraph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ListParagraph" style:list-style-name="LFO1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P11" style:parent-style-name="ListParagraph" style:list-style-name="LFO1" style:family="paragraph">
      <style:text-properties fo:language="nl" fo:country="NL"/>
    </style:style>
    <style:style style:name="P12" style:parent-style-name="Normal" style:family="paragraph">
      <style:text-properties fo:language="nl" fo:country="NL"/>
    </style:style>
    <style:style style:name="P13" style:parent-style-name="ListParagraph" style:list-style-name="LFO1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P15" style:parent-style-name="Normal" style:family="paragraph">
      <style:text-properties fo:language="nl" fo:country="NL"/>
    </style:style>
  </office:automatic-styles>
  <office:body>
    <office:text text:use-soft-page-breaks="true">
      <text:list text:style-name="LFO1" text:continue-numbering="true">
        <text:list-item>
          <text:p text:style-name="P1">Wat is altijd het eerst element op een HTML-pagina?</text:p>
        </text:list-item>
      </text:list>
      <text:p text:style-name="P2"><text:s/>html</text:p>
      <text:list text:style-name="LFO1" text:continue-numbering="true">
        <text:list-item>
          <text:p text:style-name="P3">Wat is het verschil tussen de “head” en de “body” van een HTML-pagina?</text:p>
        </text:list-item>
      </text:list>
      <text:p text:style-name="P4">Head is de pagina titel. Body is de inhoud van jouw pagina</text:p>
      <text:list text:style-name="LFO1" text:continue-numbering="true">
        <text:list-item>
          <text:p text:style-name="P5">Wat is een HTML-tag?</text:p>
        </text:list-item>
      </text:list>
      <text:p text:style-name="P6">Html tag is dit &lt;&gt;</text:p>
      <text:list text:style-name="LFO1" text:continue-numbering="true">
        <text:list-item>
          <text:p text:style-name="P7">Wat is een attribuut?</text:p>
        </text:list-item>
      </text:list>
      <text:p text:style-name="P8">Een atribuut geeft meer duidelijkheid welke taal wordt gebruikt op je webpagina of website.</text:p>
      <text:list text:style-name="LFO1" text:continue-numbering="true">
        <text:list-item>
          <text:p text:style-name="P9">Geef een voorbeeld van attribuut.</text:p>
        </text:list-item>
      </text:list>
      <text:p text:style-name="P10">De background color kleuren van zinnen.</text:p>
      <text:list text:style-name="LFO1" text:continue-numbering="true">
        <text:list-item>
          <text:p text:style-name="P11">Welke HTML-tag kan je een link maken?</text:p>
        </text:list-item>
      </text:list>
      <text:p text:style-name="P12">Anchor tag (a tag).</text:p>
      <text:list text:style-name="LFO1" text:continue-numbering="true">
        <text:list-item>
          <text:p text:style-name="P13">Wat is het verschil tussen een interne en externe link?</text:p>
        </text:list-item>
      </text:list>
      <text:p text:style-name="P14">Interne link kom je bij een pagina binnen je website. Externe link kom je op een pagina terecht die niet op je eigen website is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2-10-13T06:51:00Z</meta:creation-date>
    <dc:date>2022-10-13T07:33:00Z</dc:date>
    <meta:template xlink:href="Normal" xlink:type="simple"/>
    <meta:editing-cycles>1</meta:editing-cycles>
    <meta:editing-duration>PT0S</meta:editing-duration>
    <meta:document-statistic meta:page-count="1" meta:paragraph-count="1" meta:word-count="98" meta:character-count="659" meta:row-count="4" meta:non-whitespace-character-count="562"/>
  </office:meta>
</office:document-meta>
</file>